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1" style:family="paragraph" style:parent-style-name="Text_20_body">
      <style:paragraph-properties fo:margin-left="0in" fo:margin-right="0in" fo:text-align="end" style:justify-single-word="false" fo:text-indent="0.1965in" style:auto-text-indent="false"/>
    </style:style>
    <style:style style:name="P92"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5"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3"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1" style:family="paragraph" style:parent-style-name="Text_20_body">
      <style:paragraph-properties fo:text-align="center" style:justify-single-word="false"/>
    </style:style>
    <style:style style:name="P132" style:family="paragraph" style:parent-style-name="First_20_line_20_indent">
      <style:text-properties fo:language="ru" fo:country="RU"/>
    </style:style>
    <style:style style:name="P133" style:family="paragraph" style:parent-style-name="First_20_line_20_indent">
      <style:paragraph-properties fo:text-align="justify" style:justify-single-word="false"/>
      <style:text-properties fo:language="ru" fo:country="RU"/>
    </style:style>
    <style:style style:name="P134" style:family="paragraph" style:parent-style-name="First_20_line_20_indent">
      <style:text-properties fo:font-size="15pt" fo:language="ru" fo:country="RU" style:font-size-asian="15pt" style:font-size-complex="15pt"/>
    </style:style>
    <style:style style:name="P135" style:family="paragraph" style:parent-style-name="First_20_line_20_indent">
      <style:text-properties fo:font-size="12pt" fo:language="ru" fo:country="RU" style:font-size-asian="12pt" style:font-size-complex="12pt"/>
    </style:style>
    <style:style style:name="P136" style:family="paragraph" style:parent-style-name="First_20_line_20_indent">
      <style:text-properties fo:language="en" fo:country="US"/>
    </style:style>
    <style:style style:name="P137" style:family="paragraph" style:parent-style-name="First_20_line_20_indent">
      <style:paragraph-properties fo:text-align="justify" style:justify-single-word="false"/>
      <style:text-properties fo:language="en" fo:country="US"/>
    </style:style>
    <style:style style:name="P138" style:family="paragraph" style:parent-style-name="First_20_line_20_indent">
      <style:paragraph-properties fo:text-align="justify" style:justify-single-word="false"/>
    </style:style>
    <style:style style:name="P139" style:family="paragraph" style:parent-style-name="Text_20_body">
      <style:paragraph-properties fo:margin-left="0in" fo:margin-right="0in" fo:text-align="center" style:justify-single-word="false" fo:text-indent="0in" style:auto-text-indent="false"/>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in" style:auto-text-indent="false"/>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fo:margin-top="0in" fo:margin-bottom="0.0835in" loext:contextual-spacing="false" fo:text-align="justify" style:justify-single-word="false"/>
      <style:text-properties fo:language="en" fo:country="US"/>
    </style:style>
    <style:style style:name="P148"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9" style:family="paragraph" style:parent-style-name="Standard">
      <style:text-properties fo:font-style="italic" style:font-style-asian="italic" style:font-style-complex="italic"/>
    </style:style>
    <style:style style:name="P150"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bcaec"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e9fd0" style:font-style-asian="normal" style:font-style-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1d915" style:font-style-asian="normal" style:font-style-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b1667" officeooo:paragraph-rsid="001b1667" style:font-style-asian="normal" style:font-style-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bcaec" officeooo:paragraph-rsid="001bcaec" style:font-style-asian="normal" style:font-style-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bcaec" officeooo:paragraph-rsid="00220478" style:font-style-asian="normal" style:font-style-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1d915" officeooo:paragraph-rsid="0021d915" style:font-style-asian="normal" style:font-style-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1d915" officeooo:paragraph-rsid="00220478"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1d915" officeooo:paragraph-rsid="00274551"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1d915" officeooo:paragraph-rsid="002c6c06"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1d915" officeooo:paragraph-rsid="003a0823" style:font-style-asian="normal" style:font-style-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581b0" officeooo:paragraph-rsid="002c6c06" style:font-style-asian="normal" style:font-style-complex="normal"/>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c7fc9" officeooo:paragraph-rsid="002c7fc9" style:font-style-asian="normal" style:font-style-complex="normal"/>
    </style:style>
    <style:style style:name="P16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c7fc9" officeooo:paragraph-rsid="0038d5d6" style:font-style-asian="normal" style:font-style-complex="normal"/>
    </style:style>
    <style:style style:name="P16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officeooo:rsid="001bcaec" officeooo:paragraph-rsid="001d58d9" style:font-style-asian="italic" style:font-style-complex="italic"/>
    </style:style>
    <style:style style:name="P167" style:family="paragraph" style:parent-style-name="Text_20_body">
      <style:paragraph-properties fo:margin-left="0in" fo:margin-right="0in" fo:text-align="justify" style:justify-single-word="false" fo:text-indent="0.1965in" style:auto-text-indent="false"/>
      <style:text-properties style:use-window-font-color="true" officeooo:paragraph-rsid="00220478"/>
    </style:style>
    <style:style style:name="P168" style:family="paragraph" style:parent-style-name="Text_20_body">
      <style:paragraph-properties fo:margin-left="0in" fo:margin-right="0in" fo:text-align="justify" style:justify-single-word="false" fo:text-indent="0.1965in" style:auto-text-indent="false"/>
      <style:text-properties officeooo:paragraph-rsid="00333397"/>
    </style:style>
    <style:style style:name="P169" style:family="paragraph" style:parent-style-name="Text_20_body">
      <style:paragraph-properties fo:margin-left="0in" fo:margin-right="0in" fo:text-align="justify" style:justify-single-word="false" fo:text-indent="0.1965in" style:auto-text-indent="false"/>
      <style:text-properties fo:color="#800000" officeooo:paragraph-rsid="00333397"/>
    </style:style>
    <style:style style:name="P170" style:family="paragraph" style:parent-style-name="Heading_20_2">
      <style:text-properties fo:language="en" fo:country="US"/>
    </style:style>
    <style:style style:name="P171" style:family="paragraph" style:parent-style-name="Heading_20_2">
      <style:paragraph-properties fo:text-align="justify" style:justify-single-word="false"/>
    </style:style>
    <style:style style:name="P172" style:family="paragraph" style:parent-style-name="Heading_20_1">
      <style:paragraph-properties fo:margin-left="0in" fo:margin-right="0in" fo:text-align="center" style:justify-single-word="false" fo:text-indent="0.1965in" style:auto-text-indent="false"/>
    </style:style>
    <style:style style:name="P173"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normal" officeooo:rsid="001bcaec" style:font-style-asian="normal" style:font-style-complex="normal"/>
    </style:style>
    <style:style style:name="T14" style:family="text">
      <style:text-properties fo:language="en" fo:country="US" fo:font-style="normal" officeooo:rsid="00325394" style:font-style-asian="normal" style:font-style-complex="normal"/>
    </style:style>
    <style:style style:name="T15" style:family="text">
      <style:text-properties fo:language="en" fo:country="US" fo:font-style="normal" officeooo:rsid="003715e6" style:font-style-asian="normal" style:font-style-complex="normal"/>
    </style:style>
    <style:style style:name="T16" style:family="text">
      <style:text-properties fo:language="en" fo:country="US" fo:font-style="italic" style:font-style-asian="italic" style:font-style-complex="italic"/>
    </style:style>
    <style:style style:name="T17" style:family="text">
      <style:text-properties fo:language="en" fo:country="US" fo:font-style="italic" fo:font-weight="bold" style:font-style-asian="italic" style:font-weight-asian="bold" style:font-style-complex="italic" style:font-weight-complex="bold"/>
    </style:style>
    <style:style style:name="T18" style:family="text">
      <style:text-properties fo:language="en" fo:country="US" fo:font-weight="bold"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language="en" fo:country="US" fo:font-weight="normal" fo:background-color="transparent" loext:char-shading-value="0" style:font-weight-asian="normal" style:font-weight-complex="normal"/>
    </style:style>
    <style:style style:name="T21" style:family="text">
      <style:text-properties fo:language="en" fo:country="US" fo:background-color="transparent" loext:char-shading-value="0"/>
    </style:style>
    <style:style style:name="T22" style:family="text">
      <style:text-properties fo:color="#ff3333" fo:background-color="transparent" loext:char-shading-value="0"/>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font-weight="bold" style:font-weight-asian="bold" style:font-weight-complex="bold"/>
    </style:style>
    <style:style style:name="T28" style:family="text">
      <style:text-properties fo:font-weight="bold" officeooo:rsid="001d58d9" style:font-weight-asian="bold" style:font-weight-complex="bold"/>
    </style:style>
    <style:style style:name="T29" style:family="text">
      <style:text-properties fo:font-weight="bold" fo:background-color="transparent" loext:char-shading-value="0"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5" style:family="text">
      <style:text-properties style:use-window-font-color="true" fo:language="ru" fo:country="RU" fo:font-style="normal" fo:background-color="transparent" loext:char-shading-value="0" style:font-style-asian="normal" style:font-style-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officeooo:rsid="00274551" style:font-style-asian="normal" style:font-style-complex="normal"/>
    </style:style>
    <style:style style:name="T43" style:family="text">
      <style:text-properties style:use-window-font-color="true" fo:language="en" fo:country="US" fo:font-style="normal" officeooo:rsid="00325394" style:font-style-asian="normal" style:font-style-complex="normal"/>
    </style:style>
    <style:style style:name="T44" style:family="text">
      <style:text-properties style:use-window-font-color="true" fo:language="en" fo:country="US" fo:font-style="normal" officeooo:rsid="003715e6" style:font-style-asian="normal" style:font-style-complex="normal"/>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normal" style:text-underline-style="none" style:font-style-asian="normal" style:font-style-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font-style="italic" style:font-style-asian="italic" style:font-style-complex="italic"/>
    </style:style>
    <style:style style:name="T53" style:family="text">
      <style:text-properties style:use-window-font-color="true" fo:background-color="transparent" loext:char-shading-value="0"/>
    </style:style>
    <style:style style:name="T54" style:family="text">
      <style:text-properties style:use-window-font-color="true" fo:language="uk" fo:country="UA" fo:font-style="normal" fo:font-weight="normal" style:font-style-asian="normal" style:font-weight-asian="normal" style:font-style-complex="normal" style:font-weight-complex="normal"/>
    </style:style>
    <style:style style:name="T55" style:family="text">
      <style:text-properties style:use-window-font-color="true" fo:font-weight="normal" style:font-weight-asian="normal" style:font-weight-complex="normal"/>
    </style:style>
    <style:style style:name="T56" style:family="text">
      <style:text-properties style:use-window-font-color="true" fo:font-size="12pt" fo:language="en" fo:country="US" fo:font-style="normal" style:font-size-asian="12pt" style:font-style-asian="normal" style:font-size-complex="12pt" style:font-style-complex="normal"/>
    </style:style>
    <style:style style:name="T57" style:family="text">
      <style:text-properties style:use-window-font-color="true" fo:font-size="12pt" fo:language="en" fo:country="US" style:font-size-asian="12pt" style:font-size-complex="12pt"/>
    </style:style>
    <style:style style:name="T58" style:family="text">
      <style:text-properties fo:background-color="transparent" loext:char-shading-value="0"/>
    </style:style>
    <style:style style:name="T59" style:family="text">
      <style:text-properties style:text-position="super 58%"/>
    </style:style>
    <style:style style:name="T60" style:family="text">
      <style:text-properties fo:language="fr" fo:country="FR"/>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fo:background-color="transparent" loext:char-shading-value="0" style:font-style-asian="normal" style:font-weight-asian="normal" style:font-style-complex="normal" style:font-weight-complex="normal"/>
    </style:style>
    <style:style style:name="T64" style:family="text">
      <style:text-properties fo:font-style="normal" style:text-underline-style="none" style:font-style-asian="normal" style:font-style-complex="normal"/>
    </style:style>
    <style:style style:name="T65" style:family="text">
      <style:text-properties fo:font-weight="normal" style:font-weight-asian="normal" style:font-weight-complex="normal"/>
    </style:style>
    <style:style style:name="T66" style:family="text">
      <style:text-properties fo:font-weight="normal" officeooo:rsid="001d58d9" style:font-weight-asian="normal" style:font-weight-complex="normal"/>
    </style:style>
    <style:style style:name="T67" style:family="text">
      <style:text-properties fo:font-weight="normal" fo:background-color="transparent" loext:char-shading-value="0" style:font-weight-asian="normal" style:font-weight-complex="normal"/>
    </style:style>
    <style:style style:name="T68" style:family="text">
      <style:text-properties style:text-line-through-style="solid" style:text-line-through-type="single"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fo:language="uk" fo:country="UA" fo:font-weight="bold" style:font-weight-asian="bold" style:font-weight-complex="bold"/>
    </style:style>
    <style:style style:name="T72" style:family="text">
      <style:text-properties style:text-underline-style="none"/>
    </style:style>
    <style:style style:name="T73" style:family="text">
      <style:text-properties style:text-rotation-angle="90" style:text-rotation-scale="line-height"/>
    </style:style>
    <style:style style:name="T74" style:family="text">
      <style:text-properties style:text-rotation-angle="270" style:text-rotation-scale="line-height"/>
    </style:style>
    <style:style style:name="T75" style:family="text">
      <style:text-properties style:text-position="sub 58%" style:font-size-asian="10.5pt"/>
    </style:style>
    <style:style style:name="T76" style:family="text">
      <style:text-properties style:font-name="Symbol" style:font-name-asian="Symbol" style:font-name-complex="Symbol"/>
    </style:style>
    <style:style style:name="T77" style:family="text">
      <style:text-properties style:font-name="Liberation Serif1" style:font-name-asian="Symbol" style:font-name-complex="Symbol"/>
    </style:style>
    <style:style style:name="T78" style:family="text">
      <style:text-properties style:font-name="Courier New CYR"/>
    </style:style>
    <style:style style:name="T79" style:family="text">
      <style:text-properties style:font-name="Courier New CYR" fo:language="en" fo:country="US"/>
    </style:style>
    <style:style style:name="T80" style:family="text">
      <style:text-properties fo:font-size="14pt" fo:language="en" fo:country="US" fo:font-weight="bold" style:font-size-asian="14pt" style:font-weight-asian="bold" style:font-size-complex="14pt" style:font-weight-complex="bold"/>
    </style:style>
    <style:style style:name="T81" style:family="text">
      <style:text-properties fo:font-size="14pt" fo:font-weight="bold" style:font-size-asian="14pt" style:font-weight-asian="bold" style:font-size-complex="14pt" style:font-weight-complex="bold"/>
    </style:style>
    <style:style style:name="T82" style:family="text">
      <style:text-properties fo:font-size="9pt" style:font-size-asian="9pt" style:font-size-complex="9pt"/>
    </style:style>
    <style:style style:name="T83" style:family="text">
      <style:text-properties fo:font-size="12pt" style:font-size-asian="12pt" style:font-size-complex="12pt"/>
    </style:style>
    <style:style style:name="T84" style:family="text">
      <style:text-properties fo:font-size="10pt" style:font-size-asian="10pt" style:font-size-complex="10pt"/>
    </style:style>
    <style:style style:name="T85" style:family="text">
      <style:text-properties fo:font-size="8pt" style:font-size-asian="8pt" style:font-size-complex="8pt"/>
    </style:style>
    <style:style style:name="T86" style:family="text">
      <style:text-properties officeooo:rsid="001bcaec"/>
    </style:style>
    <style:style style:name="T87" style:family="text">
      <style:text-properties officeooo:rsid="001d58d9"/>
    </style:style>
    <style:style style:name="T88" style:family="text">
      <style:text-properties officeooo:rsid="001e9fd0"/>
    </style:style>
    <style:style style:name="T89" style:family="text">
      <style:text-properties officeooo:rsid="0021d915"/>
    </style:style>
    <style:style style:name="T90" style:family="text">
      <style:text-properties officeooo:rsid="00220478"/>
    </style:style>
    <style:style style:name="T91" style:family="text">
      <style:text-properties officeooo:rsid="0023a8d9"/>
    </style:style>
    <style:style style:name="T92" style:family="text">
      <style:text-properties officeooo:rsid="00274551"/>
    </style:style>
    <style:style style:name="T93" style:family="text">
      <style:text-properties officeooo:rsid="002c6c06"/>
    </style:style>
    <style:style style:name="T94" style:family="text">
      <style:text-properties officeooo:rsid="002e4f27"/>
    </style:style>
    <style:style style:name="T95" style:family="text">
      <style:text-properties officeooo:rsid="0030ac5e"/>
    </style:style>
    <style:style style:name="T96" style:family="text">
      <style:text-properties officeooo:rsid="0038d5d6"/>
    </style:style>
    <style:style style:name="T97" style:family="text">
      <style:text-properties officeooo:rsid="003a082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2" text:outline-level="1">Последний фанфик</text:h>
      <text:p text:style-name="P53"/>
      <text:h text:style-name="P170"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9"><text:note text:id="ftn1" text:note-class="footnote"><text:note-citation>1</text:note-citation><text:note-body><text:p text:style-name="P143">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3">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3">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0"><text:span text:style-name="T11">– Нэш, к</text:span>ак называется наш проект?</text:p>
      <text:p text:style-name="P78"><text:span text:style-name="T8">– </text:span><text:span text:style-name="T65">Дайсон.</text:span></text:p>
      <text:p text:style-name="P78"><text:span text:style-name="T8">– </text:span><text:span text:style-name="T65">Сколько тебе лет?</text:span></text:p>
      <text:p text:style-name="P78"><text:span text:style-name="T8">– </text:span><text:span text:style-name="T65">Два года с начала запуска кластера.</text:span></text:p>
      <text:p text:style-name="P78"><text:span text:style-name="T8">– </text:span><text:span text:style-name="T65">Какой сейчас год?</text:span></text:p>
      <text:p text:style-name="P78"><text:span text:style-name="T8">– </text:span><text:span text:style-name="T55">20</text:span><text:span text:style-name="T38">19</text:span><text:span text:style-name="T65">-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62">, </text:span><text:span text:style-name="T5">в некоем городе живёт брадобрей, который бреет всех людей, которые не бреются сами. Вопрос: кто бреет брадобрея</text:span><text:span text:style-name="T62">?</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7">incompatible interface Analytics v.0.93 beta</text:span>”</text:p>
      <text:p text:style-name="P31">Ага, уже теплее.</text:p>
      <text:p text:style-name="P31"/>
      <text:p text:style-name="P78"><text:span text:style-name="T8">– Нэш</text:span><text:span text:style-name="T65">,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9">***</text:p>
      <text:p text:style-name="P139"/>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text:span text:style-name="T58">–</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31">тридцатичетырёх</text:span><text:span text:style-name="T30">этажного </text:span><text:span text:style-name="T31">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30">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9"/>
      <text:p text:style-name="P1">Я вспомнил<text:span text:style-name="T30"> </text:span><text:span text:style-name="T31">Юджина</text:span><text:span text:style-name="T1">,</text:span> <text:span text:style-name="T31">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8">ворил </text:span><text:span text:style-name="T2">—</text:span><text:span text:style-name="T58">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8">А у нас получается… </text:span><text:span text:style-name="T2">–</text:span><text:span text:style-name="T58">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3">AI <text:span text:style-name="T2">– </text:span><text:span text:style-name="T5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30">Тридцать чет</text:span><text:span text:style-name="T31">ыре</text:span><text:span text:style-name="T30"> </text:span>этаж<text:span text:style-name="T1">а</text:span>! Пиздец <text:span text:style-name="T1">—</text:span> успел подумать я, <text:span text:style-name="T1">прежде чем </text:span>сознание выключилось.</text:p>
      <text:p text:style-name="P1"/>
      <text:h text:style-name="P170" text:outline-level="2">2. Пробуждение</text:h>
      <text:p text:style-name="P29"/>
      <text:p text:style-name="P1"><text:span text:style-name="T35">Сознание рестартовало после того, как я гребанулся </text:span><text:span text:style-name="T58">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8">ткрыл глаза, тщётно пытаясь вдохнуть. Образ, </text:span><text:span text:style-name="T2">который я </text:span><text:span text:style-name="T58">пару мгновений назад </text:span><text:span text:style-name="T2">видел на фоне </text:span><text:span text:style-name="T58">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8"> настороженные уши, нежный розов</text:span><text:span text:style-name="T2">атый</text:span><text:span text:style-name="T58"> нос, венчающая голову </text:span><text:span text:style-name="T2">высокая тиара</text:span><text:span text:style-name="T58">. И приковывающая к себе внимание звёздочка, та самая магическая искорка </text:span><text:span text:style-name="T21">—</text:span><text:span text:style-name="T58">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8">, </text:span><text:span text:style-name="T2">а от валиума таких глюков у меня ни разу не было. <text:s/>Да и не должно быть — это же не ЛСД какой-нибудь</text:span><text:span text:style-name="T58">.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40">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0">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60">Jack of Hearts</text:span><text:span text:style-name="T60"><text:note text:id="ftn7" text:note-class="footnote"><text:note-citation>7</text:note-citation><text:note-body><text:p text:style-name="Footnote"><text:bookmark text:name="result_box1"/><text:span text:style-name="T60">Jack of Hearts</text:span> <text:span text:style-name="T1">– Червовый валет (фр.)</text:span></text:p></text:note-body></text:note></text:span><text:span text:style-name="T60"> , </text:span><text:span text:style-name="T1">Сахарная Ватка</text:span><text:span text:style-name="T60">!</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0">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30">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70" text:outline-level="2">3. Норф</text:h>
      <text:p text:style-name="P81"/>
      <text:p text:style-name="P21">Глава IV. Пределы магии</text:p>
      <text:p text:style-name="P18"/>
      <text:p text:style-name="P21">Вашему покорному слуге известны четыре предела магии: </text:p>
      <text:p text:style-name="P21"/>
      <text:list xml:id="list335191796599004392" text:style-name="L1">
        <text:list-item>
          <text:p text:style-name="P15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0">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0">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0">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5">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7">Новости двора: </text:span><text:span text:style-name="T9">состояние </text:span><text:span text:style-name="T27">здоровь</text:span><text:span text:style-name="T9">я</text:span><text:span text:style-name="T27">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text:soft-page-break/>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3">Магдалена Фрискай-Каррус, </text:span><text:span text:style-name="T3">2088</text:span><text:span text:style-name="T52"> – </text:span><text:span text:style-name="T36">2135</text:span><text:span text:style-name="T52"> A.C.</text:span><text:span text:style-name="T31">»</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8"><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text:soft-page-break/></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8"/>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9">Прижав </text:span>уши к голове, <text:span text:style-name="T69">она дала</text:span> задний ход <text:span text:style-name="T69">и </text:span>выкарабкалась обратно. Окинув библиотеку отчаянным взглядом, <text:span text:style-name="T6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5">–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text:soft-page-break/>–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84">и-и-и</text:span>-<text:span text:style-name="T85">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7">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text:soft-page-break/></text:p>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2">Тумбочка…</text:span> Листок… <text:span text:style-name="T8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8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3">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text:soft-page-break/></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text:soft-page-break/></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70"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text:soft-page-break/>–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text:soft-page-break/>–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text:soft-page-break/>–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text:soft-page-break/>–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text:soft-page-break/>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7">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9">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text:soft-page-break/></text:p>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4">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9">любви</text:span> начинаешь понимать только тогда, когда <text:span text:style-name="T69">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text:soft-page-break/>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70" text:outline-level="2"><text:soft-page-break/>8. Стыд</text:h>
      <text:p text:style-name="P140"/>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text:soft-page-break/>–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text:soft-page-break/>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9">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9">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text:soft-page-break/></text:p>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2"/>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2">—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2">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8">старший. </text:span><text:span text:style-name="T2">–</text:span><text:span text:style-name="T5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1">— оставить тебе напутствие.</text:span></text:p>
      <text:p text:style-name="P42"/>
      <text:p text:style-name="P59"><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5">…</text:p>
      <text:p text:style-name="P35"/>
      <text:p text:style-name="P35">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6">—</text:span> чудесная страна, пони <text:span text:style-name="T16">— </text:span><text:span text:style-name="T11">прекрасные создания, хоть и малость не от мира сего! Чисто, культурно, вежливо. Дворецкий </text:span><text:span text:style-name="T16">—</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text:soft-page-break/>–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2">– Не слишком далеко отсюда. Два дня пути на дирижабле </text:span><text:span text:style-name="T41">— и приют для престарелых минотавров </text:span><text:span text:style-name="T56">“</text:span><text:span text:style-name="T57">Поле Кровожадной Брани</text:span><text:span text:style-name="T56">”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61">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41">—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9">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2">жаровни</text:span><text:span text:style-name="T41"> и фонтанчик</text:span><text:span text:style-name="T32">а</text:span><text:span text:style-name="T41">.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8">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8"/>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5">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text:soft-page-break/>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8">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8"/>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5">Мне печалиться не стоит</text:p><text:p text:style-name="P145">Жизнь прекрасна и полн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 —</text:p><text:p text:style-name="P145">Но друзья остались в прошлом,</text:p><text:p text:style-name="P145">Пустота пришла в мой 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8">Анон, тебе нужно напихать булыжников в карманы, чтобы не улететь под потолок от счастья!</text:p>
      <text:p text:style-name="P48"/>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8"><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8"><text:soft-page-break/><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5">– <text:span text:style-name="T1">Норф!.. Эй, Норф! Ты где?..</text:span></text:p>
      <text:p text:style-name="P48"/>
      <text:p text:style-name="P48"><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2">«</text:span>сказочной обезьяне из Вечнодикого леса<text:span text:style-name="T32">»</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41">– </text:span><text:span text:style-name="T32">Говорят, в Додж-сити почти не осталось жителей. В местном депо перестали обслуживать паровозы из-за нехватки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8">А из Пинто Крик уже месяц нет новостей…</text:span></text:p>
      <text:p text:style-name="P3"><text:span text:style-name="T41">– </text:span><text:span text:style-name="T48">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5"><text:span text:style-name="T48">– </text:span>“<text:span text:style-name="T1">Что я могу сделать, чтобы вернуть всё назад?</text:span>”</text:p>
      <text:p text:style-name="P15"><text:span text:style-name="T48">–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8">– </text:span><text:span text:style-name="T32">Что бы это значило, Флёр?</text:span></text:p>
      <text:p text:style-name="P15"><text:span text:style-name="T48">–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soft-page-break/>…</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0">— </text:span><text:span text:style-name="T31">начнутся погодные катаклизмы. Так уже было </text:span><text:soft-page-break/><text:span text:style-name="T31">когда-то.</text:span><text:span text:style-name="T1"> </text:span>Лучше не допускать к управлению погодой вообще никого, чем некомпетентного <text:span text:style-name="T1">летуна </text:span><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7">— </text:span><text:span text:style-name="T65">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65">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9">Аликорница</text:span> и так выглядела неважно.</text:p>
      <text:p text:style-name="P35"/>
      <text:p text:style-name="P35">Поза <text:span text:style-name="T69">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9">и </text:span>у грифонов, <text:span text:style-name="T69">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8"/>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5">–<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5"/>
      <text:p text:style-name="P36">***</text:p>
      <text:p text:style-name="P35"/>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9">М</text:span>еняет <text:span text:style-name="T69">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9">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61">.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4">И это ты ещё не видел, что творится в других министерствах, Анонимус! За тысячу лет Нашего отсутствия Сестра превратила М<text:span text:style-name="T30">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4"/>
      <text:p text:style-name="P34"><text:span text:style-name="T61">– </text:span><text:span text:style-name="T4">История Понивилля начинается с того благословенного дня, когда принцесса Селестия подарила семейству Эппл </text:span><text:span text:style-name="T61">— </text:span><text:span text:style-name="T4">тогда, правда, это ещё были Смиты </text:span><text:span text:style-name="T61">—</text:span><text:span text:style-name="T4"> землю у Вечнодикого леса под ферму…</text:span></text:p>
      <text:p text:style-name="P48"><text:soft-page-break/>…</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61">—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text:soft-page-break/>–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41">–</text:span><text:span text:style-name="T32"> Эй, верзила, поосторожнее, лягать тя в пузо! Куда прёшься-то?</text:span></text:p>
      <text:p text:style-name="P48"/>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text:soft-page-break/>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 Сколько стоят вот эти? – указал я на пирамидку красных яблок размером с <text:span text:style-name="T1">четверть</text:span> арбуза каждое.</text:p>
      <text:p text:style-name="P35"><text:soft-page-break/>–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Расплачиваясь, я спросил:</text:p>
      <text:p text:style-name="P35"><text:soft-page-break/>–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8">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text:soft-page-break/>–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
      <text:p text:style-name="P35">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5"/>
      <text:p text:style-name="P48"><text:soft-page-break/>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5">–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5"/>
      <text:p text:style-name="P35">Ёпт! Ещё один Шерлок Холмс на мою голову!</text:p>
      <text:p text:style-name="P35">– Извиняюсь за нескромность, а откуда тебе про меня известно?</text:p>
      <text:p text:style-name="P35"/>
      <text:p text:style-name="P35">Глаза книгоежки сузились, уши прижались к голове.</text:p>
      <text:p text:style-name="P1"><text:span text:style-name="T41">–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span></text:p>
      <text:p text:style-name="P1"><text:span text:style-name="T41">Единорожку прервал нарастающий свист откуда-то снизу.</text:span></text:p>
      <text:p text:style-name="P1"><text:span text:style-name="T41">– Ой-ёй! Совсем забыла про ускоритель! </text:span><text:span text:style-name="T42">Минуточку</text:span><text:span text:style-name="T41">!</text:span></text:p>
      <text:p text:style-name="P1"><text:span text:style-name="T41">Твайлайт метнулась к лестнице в подвал.</text:span></text:p>
      <text:p text:style-name="P35"/>
      <text:p text:style-name="P168"><text:span text:style-name="T41">Я </text:span><text:span text:style-name="T32">присел на лавочку</text:span><text:span text:style-name="T41">.</text:span></text:p>
      <text:p text:style-name="P169"><text:span text:style-name="T14">Опять солнцезадая. Почему она не может уйти из твоей жизни? Почему она </text:span><text:span text:style-name="T15">решает</text:span><text:span text:style-name="T14"> </text:span><text:span text:style-name="T12">за тебя, Анон?! Ну вот кто её просит? Ты не ребёнок!</text:span></text:p>
      <text:p text:style-name="P35"/>
      <text:p text:style-name="P1"><text:span text:style-name="T41">Лёгкий шорох привлёк внимание. С площадки верхнего яруса библиотеки на меня смотрел дракончик. Тот самый, что уже встречался на базаре.</text:span></text:p>
      <text:p text:style-name="P152">– <text:span text:style-name="T86">Привет, Спайк, – кивнул я ему.</text:span></text:p>
      <text:p text:style-name="P156">Дракончик молча указал когтем на дверь в подвал и приложил палец к губам. Затем кинул мне скомканный бумажный шарик.</text:p>
      <text:p text:style-name="P156"/>
      <text:p text:style-name="P166">“…Твайлайт, золотце, уж год прошёл, как ты принялась расследовать известную нам обеим проблему. Рада сообщить, что в помощь к тебе едет Анонимус, о котором я сообщала тебе ранее. Наденюсь, под его руководством <text:span text:style-name="T88">дело</text:span> пойдет чуточку быстрее. Я наделяю его широким спектром полномочий и <text:span text:style-name="T87">правом требовать необходимые для расследования ресурсы. Должна заметить, моя достойная ученица, что назначение Анонимуса руководителем — </text:span><text:span text:style-name="T28">отнюдь не рекомендация</text:span><text:span text:style-name="T66">...</text:span>”</text:p>
      <text:p text:style-name="P156"/>
      <text:p text:style-name="P157"><text:span text:style-name="T90">Смятый листок отправился в карман</text:span>.</text:p>
      <text:p text:style-name="P167"><text:span text:style-name="T13">Вот неугомонная! – подумал я с улыбкой об аликорнице.</text:span><text:span text:style-name="T12"> Её незримая забота пробудила во мне <text:s/>тёплое ощущение дружеского плеча поддержки. Чувство одиночества отступило.</text:span></text:p>
      <text:p text:style-name="P153">Анон, ты всё же несправедлив к <text:span text:style-name="T1">Сел.</text:span> Надо будет помириться с ней по возвращению. Пусть она не считает тебя ровнёй себе, <text:span text:style-name="T89">шут</text:span> с ним! Не получается l'amore — будешь дружить. Тем более, что дружба аликорницы щедрее, чем иная любовь.</text:p>
      <text:p text:style-name="P153"/>
      <text:p text:style-name="P154"><text:soft-page-break/>– <text:span text:style-name="T89">Кхм-м, – дракончик махал лапой, привлекая моё внимание. –Учти, я это письмо должен был сжечь ещё утром, если бы не получил в паре с ним тайный приказ Селестии передать его тебе.</text:span></text:p>
      <text:p text:style-name="P158">Спайк прислушался к возне из подвала.</text:p>
      <text:p text:style-name="P159">– Я на сто процентов лоялен Твайке, но <text:span text:style-name="T90">приказ</text:span> <text:span text:style-name="T90">принцессы — закон.</text:span></text:p>
      <text:p text:style-name="P159"><text:span text:style-name="T90">Д</text:span>ракончик пожал плечами <text:span text:style-name="T90">и принялся чистить кукурузу</text:span>.</text:p>
      <text:p text:style-name="P159">– <text:span text:style-name="T90">Честно говоря, дружеский толчок в нужном направлении Твай не повредит — в последнее время она в творческом кризисе. Я даже начал немного беспоко…</text:span></text:p>
      <text:p text:style-name="P154"/>
      <text:p text:style-name="P48">БДЫЩЬ!!!</text:p>
      <text:p text:style-name="P35"/>
      <text:p text:style-name="P155"><text:span text:style-name="T91">Лестница в подвал осветилась вспышкой, п</text:span>ол под ногами подпрыгнул.</text:p>
      <text:p text:style-name="P163"><text:span text:style-name="T89">– Ай, бля!</text:span></text:p>
      <text:p text:style-name="P163"><text:span text:style-name="T89">Я съехал со скамьи на пол, пребольно ударившись спиной. Спайк выронил кукурузу и метнулся по ступенькам вниз.</text:span></text:p>
      <text:p text:style-name="P155"/>
      <text:p text:style-name="P160">– <text:span text:style-name="T92">Они всё-таки делятся!!! </text:span>– <text:span text:style-name="T92">единорожка стояла в проёме, чуть пошатываясь. От неё исходило зеленоватое свечение, лабораторный халат был прожжён в паре мест. </text:span>– <text:span text:style-name="T92">Я уверена, я абсолютно уверена, что мне удалось поддерживать реакцию распада м-частиц целых полторы секунды! Если бы укоритель не сгорел…</text:span></text:p>
      <text:p text:style-name="P160">– <text:span text:style-name="T93">Твай, ты цела?! </text:span>– <text:span text:style-name="T93">Спайк подскочил к единорожке и принялся тушить тлеющий халат.</text:span></text:p>
      <text:p text:style-name="P161">– <text:span text:style-name="T93">Ещё бы четыре секунды, и реакция стала цепной! И тогда я бы получила много-много магической энергии!! Много-много-много магии!!!</text:span></text:p>
      <text:p text:style-name="P161"/>
      <text:p text:style-name="P165"><text:span text:style-name="T96">У меня волосы на загривке встали дыбом — у</text:span> заучки чуть ли не слюна изо рта капала!</text:p>
      <text:p text:style-name="P164"/>
      <text:p text:style-name="P162">– <text:span text:style-name="T97">Ты оч-чень вовремя прибыл, Анон! Объединив усилия под моим руководством, мы сможем добиться намного большего!</text:span></text:p>
      <text:p text:style-name="P164"/>
      <text:p text:style-name="P164"/>
      <text:p text:style-name="P164"/>
      <text:p text:style-name="P155"/>
      <text:p text:style-name="P155"/>
      <text:p text:style-name="P1"><text:span text:style-name="T41">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го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5"/>
      <text:p text:style-name="P35"/>
      <text:p text:style-name="P35">&lt;Твайлайт врёт о том, что Анон назначен руководителем. Спайк незаметно вручает Анону письмо, где Селестия таки назначает его руководителем&gt;</text:p>
      <text:p text:style-name="P35"/>
      <text:p text:style-name="P35"/>
      <text:p text:style-name="P35"><text:soft-page-break/></text:p>
      <text:p text:style-name="P35"/>
      <text:p text:style-name="P35"/>
      <text:p text:style-name="P35"><text:span text:style-name="T12"/></text:p>
      <text:p text:style-name="P35"><text:span text:style-name="T12"/></text:p>
      <text:p text:style-name="P35"><text:span text:style-name="T12"/></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text:span text:style-name="T1">й жизни</text:span>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8">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6">***</text:p>
      <text:p text:style-name="P35"/>
      <text:p text:style-name="P140"><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text:soft-page-break/>–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65">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text:soft-page-break/>– ЭППЛДЖЕК!!!</text:p>
      <text:p text:style-name="P48">– Я хотя б думать собираюсь об Эквестрии! И о том, што миру грозит опасность! Не то, што некоторые!</text:p>
      <text:p text:style-name="P48">–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38">”</text:span></text:p>
      <text:p text:style-name="P11">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8">ведь </text:span><text:span text:style-name="T47">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30">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3"> </text:span><text:span text:style-name="T39">Видения этих городов</text:span><text:span text:style-name="T53"> дрожали, <text:s/>пересекались </text:span><text:span text:style-name="T39">и постоянно множились</text:span><text:span text:style-name="T53">.</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8">—</text:span><text:span text:style-name="T19"> </text:span><text:span text:style-name="T65">всё, что удалось от неё добиться.</text:span></text:p>
      <text:p text:style-name="P1"/>
      <text:p text:style-name="P20"><text:soft-page-break/>~~~</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1"><text:span text:style-name="T32">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7">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text:soft-page-break/>Замечания: испытуемая отказалась дать описание сна.</text:p>
      <text:p text:style-name="P59"/>
      <text:p text:style-name="P43">~~~</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30"> с использованием </text:span><text:span text:style-name="T31">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text:soft-page-break/>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изыскания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text:soft-page-break/>–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
      <text:p text:style-name="P48">Я набрал воздуха в грудь побольше, чтобы взорваться гневной отповедью, но, неожиданно для себя рассмеялся.</text:p>
      <text:p text:style-name="P48"><text:soft-page-break/>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text:soft-page-break/>–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text:soft-page-break/>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61">—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text:soft-page-break/>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65">И вот что. Зови меня Дэш! А то и мне придётся звать тебя полным именем, а я этого не выношу.</text:span></text:p>
      <text:p text:style-name="P48"><text:soft-page-break/>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text:soft-page-break/>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text:soft-page-break/>–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text:soft-page-break/>–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text:span text:style-name="T25">В последний раз, когда я им воспользовалась, он выжег пещеру на сотни футов в направлении фокусировки</text:span>.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Я всего лишь единорог, не то, что некоторые!</text:span><text:span text:style-name="T41"> </text:span><text:span text:style-name="T32">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1">– Я </text:span><text:span text:style-name="T48">всегда буду оставаться в тени. </text:span><text:span text:style-name="T41">– </text:span><text:span text:style-name="T48">хлюпала единорожка. </text:span><text:span text:style-name="T41">–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5">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oft-page-break/><text:span text:style-name="T11">– </text:span><text:span text:style-name="T1">У меня был друг. Погиб два месяца назад.</text:span></text:p>
      <text:p text:style-name="P65">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32">«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7">Чужестранец-примат разбил сердце нашей обожаемой Селестии! Двор в отчаянии </text:span><text:span text:style-name="T18">—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text:soft-page-break/>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text:s/>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9">— </text:span><text:span text:style-name="T65">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9">— </text:span><text:span text:style-name="T65">объявляла вывеска.</text:span></text:p>
      <text:p text:style-name="P51">Ну что же, Анон, если тебе повезёт, ты найдёшь тут пару блюд без травы!</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oft-page-break/><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1"/>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text:soft-page-break/>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65">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9">— </text:span><text:span text:style-name="T65">эт правда?</text:span></text:p>
      <text:p text:style-name="P48"><text:span text:style-name="T19">– </text:span><text:span text:style-name="T65">Какая из? Их много, вообще-то. Ик!</text:span></text:p>
      <text:p text:style-name="P48"><text:span text:style-name="T19">– </text:span><text:span text:style-name="T65">Про принцесс. Про то, что они фаэри, спустившиеся с неба во плоти, чтоб помогать пони управлять Эквестрией?</text:span></text:p>
      <text:p text:style-name="P48"><text:span text:style-name="T19">– Н</text:span><text:span text:style-name="T65">он-нон, </text:span><text:span text:style-name="T19">– </text:span><text:span text:style-name="T65">захихикала Пинки, взъерошив копытами розовые кудряшки и попытавшись соорудить из них бороду, </text:span><text:span text:style-name="T19">–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9">–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9">– </text:span><text:span text:style-name="T65">Ты что-о-о! Нельзя любить фаэри! Она похитит твоё сердце, и ты будешь искать её, пока не… </text:span><text:span text:style-name="T19">– </text:span><text:span text:style-name="T65">Пинки погрузилась мордочкой в так и не съеденный салат «по-кантерлотски» и захрапела.</text:span></text:p>
      <text:p text:style-name="P48"><text:span text:style-name="T19">– </text:span><text:span text:style-name="T65">Пока не умру?</text:span></text:p>
      <text:p text:style-name="P48"><text:span text:style-name="T19">– </text:span><text:span text:style-name="T65">Нет, глупенький. </text:span><text:span text:style-name="T19">– </text:span><text:span text:style-name="T65">пробулькала Пинки из миски. </text:span><text:span text:style-name="T19">– </text:span><text:span text:style-name="T65">Пока не найдёшь.</text:span></text:p>
      <text:p text:style-name="P51"><text:soft-page-break/>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oft-page-break/><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text:soft-page-break/>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text:soft-page-break/>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7">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text:soft-page-break/>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8">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oft-page-break/><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oft-page-break/><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text:soft-page-break/>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8">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text:soft-page-break/>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text:soft-page-break/>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oft-page-break/><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7"/>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soft-page-break/></text:p>
      <text:p text:style-name="P51">…</text:p>
      <text:p text:style-name="P51"/>
      <text:p text:style-name="P51">Ох, фак! Фак-фак-фак!!!</text:p>
      <text:p text:style-name="P51"/>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6">—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text:soft-page-break/>–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8">302 пони</text:span><text:span text:style-name="T27">.</text:span></text:p>
      <text:p text:style-name="P51"><text:span text:style-name="T68">250 пони</text:span><text:span text:style-name="T27">.</text:span></text:p>
      <text:p text:style-name="P51"><text:span text:style-name="T68">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text:soft-page-break/></text:p>
      <text:p text:style-name="P51">«…<text:span text:style-name="T23">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Анон. </text:span><text:span text:style-name="T23">Дружба </text:span><text:span text:style-name="T37">—</text:span><text:span text:style-name="T23"> </text:span><text:span text:style-name="T3">э</text:span><text:span text:style-name="T23">то, </text:span><text:span text:style-name="T70">так её </text:span><text:span text:style-name="T3">разэтак</text:span><text:span text:style-name="T70">,</text:span><text:span text:style-name="T23"> магия!</text:span></text:p>
      <text:p text:style-name="P149"/>
      <text:p text:style-name="Standard"><text:span text:style-name="T23">P.S. Мне тебя не хватает. Сильно.</text:span><text:span text:style-name="T61">»</text:span></text:p>
      <text:p text:style-name="P51"/>
      <text:p text:style-name="P51"><text:soft-page-break/>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text:soft-page-break/>–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text:soft-page-break/></text:p>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text:soft-page-break/>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8">37 пни</text:span></text:p>
      <text:p text:style-name="P70">24пн</text:p>
      <text:p text:style-name="P70">15</text:p>
      <text:p text:style-name="P51"><text:span text:style-name="T27">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8">302 пони</text:span><text:span text:style-name="T27">.</text:span></text:p>
      <text:p text:style-name="P51"><text:span text:style-name="T68">250 пони</text:span><text:span text:style-name="T27">.</text:span></text:p>
      <text:p text:style-name="P51"><text:span text:style-name="T68">125 поней</text:span><text:span text:style-name="T27">.</text:span></text:p>
      <text:p text:style-name="P51"><text:span text:style-name="T27">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text:soft-page-break/></text:p>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8">«</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8">».</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с аттестатами по ускоренному курсу</text:span>». «<text:span text:style-name="T27">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text:soft-page-break/></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text:soft-page-break/>–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text:soft-page-break/>–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text:soft-page-break/>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9">И товары</text:span> вовсе<text:span text:style-name="T69"> не </text:span>бесплатные<text:span text:style-name="T69">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text:soft-page-break/>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oft-page-break/><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39">пишешь</text:span><text:span text:style-name="T53">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1"><text:span text:style-name="T5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text:soft-page-break/>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9">матюков мне</text:span> удалось замазать самые большие щели. За тестовый<text:span text:style-name="T69"> </text:span>получасовый заплыв<text:span text:style-name="T69">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
      <text:p text:style-name="P38">…</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9">Я не давал ей повода!</text:span></text:p>
      <text:p text:style-name="P53">– Это не твоё дело! – рявкнул я.</text:p>
      <text:p text:style-name="P53"><text:soft-page-break/>–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9">н жил с пони! И они </text:span>офигенно <text:span text:style-name="T69">любили друг друга! И у них </text:span>был<text:span text:style-name="T69"> </text:span>офигенный <text:span text:style-name="T69">секс! </text:span>И это было офигенно круто!<text:span text:style-name="T69">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4">«</text:span>обстоятельство непреодолимой силы<text:span text:style-name="T34">»</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А</text:span><text:span text:style-name="T34">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oft-page-break/><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oft-page-break/><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6">. </text:span><text:span text:style-name="T31">Я не могу навязать тебе чувств…</text:span><text:span text:style-name="T26"> </text:span><text:span text:style-name="T31">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oft-page-break/><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text:span><text:soft-page-break/><text:span text:style-name="T27">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oft-page-break/><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9">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9">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oft-page-break/><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soft-page-break/>…</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8"/>
      <text:p text:style-name="P53"><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4">Когорта <text:span text:style-name="T58">–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9"> </text:span>покои Луны<text:span text:style-name="T69"> </text:span>через открытые балконные двери<text:span text:style-name="T69">.</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text:soft-page-break/>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text:soft-page-break/>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9">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text:p>
      <text:p text:style-name="P25"><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6">–</text:span><text:span text:style-name="T34"> …чувствуешь, дорогая Рэрити?! Я могу чем-нибудь помочь? Вот, выпей воды! </text:span><text:span text:style-name="T46">–</text:span><text:span text:style-name="T34"> дракончик метался вокруг светлой единорожки, в волнении заламывая лапы.</text:span></text:p>
      <text:p text:style-name="P53"><text:soft-page-break/>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oft-page-break/><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6">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6">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9">Допустим, кот бессмертен. Также допустим, что кот з</text:span>аколдован<text:span text:style-name="T69"> </text:span>отложенным <text:span text:style-name="T69">заклятие</text:span>м<text:span text:style-name="T69"> Абсолютного Стирания, которое сработает, если кто-то откроет ящик</text:span>. <text:span text:style-name="T69">То есть, п</text:span>ри открытии<text:span text:style-name="T69"> ящик</text:span>а<text:span text:style-name="T69"> кот исчезнет из </text:span>бытия<text:span text:style-name="T69">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oft-page-break/><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text:soft-page-break/>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4">Тороид <text:span text:style-name="T58">–</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oft-page-break/><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21">–</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20">–</text:span> Тогда зачем она..?</text:p>
      <text:p text:style-name="P48"><text:span text:style-name="T20">–</text:span> Дала тебе? <text:span text:style-name="T20">–</text:span> цинично завершила мой вопрос Луна. <text:span text:style-name="T20">–</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21">–</text:span> А другие? Они тоже… давали мне потому, что считали меня последним шансом?</text:p>
      <text:p text:style-name="P51"><text:soft-page-break/>У аликорницы отвалилась челюсть.</text:p>
      <text:p text:style-name="P51"><text:span text:style-name="T21">–</text:span> Другие? Кто ещё?<text:span text:style-name="T11"> </text:span>С кем ещё у тебя были… отношения?</text:p>
      <text:p text:style-name="P48"><text:span text:style-name="T20">–</text:span> С Рэйнбоу Дэш <text:span text:style-name="T20">–</text:span> ответил я несчастным голосом. <text:span text:style-name="T20">–</text:span> И, может быть, с Пинки.</text:p>
      <text:p text:style-name="P48"><text:span text:style-name="T20">–</text:span> А ты живчик. <text:span text:style-name="T20">–</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20">– Что?!! – с недоверием воскликнула Луна. – Сестра никогда не умела лечить. И сейчас не умеет </text:span><text:span text:style-name="T6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8"><text:span text:style-name="T20">– О небо! Теперь Мы понимаем, почему она так ослабела! Как это в стиле Сестры </text:span><text:span text:style-name="T6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8"><text:span text:style-name="T20">– Заместительная терапия </text:span><text:span text:style-name="T6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8"><text:span text:style-name="T20">–</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20">– </text:span><text:span text:style-name="T6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71"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4">Митарианец <text:span text:style-name="T58">–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text:soft-page-break/>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text:soft-page-break/>–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text:soft-page-break/>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text:soft-page-break/>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text:soft-page-break/>–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74">д</text:span>ЕсЬ БЫл <text:span text:style-name="T75">д</text:span>ИскОр<text:span text:style-name="T73">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text:soft-page-break/>–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6"></text:span><text:span text:style-name="T77">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text:soft-page-break/>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8">Зафиксирована опасная ситуация. Сознание пациента </text:span><text:span text:style-name="T79">&lt;</text:span><text:span text:style-name="T78">Селестия</text:span><text:span text:style-name="T79">&gt;</text:span><text:span text:style-name="T78"> не регистрируется. Активируется протокол экстренной эвакуации пациента </text:span><text:span text:style-name="T79">&lt;</text:span><text:span text:style-name="T78">Селестия</text:span><text:span text:style-name="T79">&gt;</text:span><text:span text:style-name="T78"> к супервизору </text:span><text:span text:style-name="T79">&lt;</text:span><text:span text:style-name="T78">Луна</text:span><text:span text:style-name="T79">&gt;</text:span><text:span text:style-name="T78">.</text:span></text:p>
      <text:p text:style-name="P77"/>
      <text:p text:style-name="P53">Я обернулся.</text:p>
      <text:p text:style-name="P53"><text:soft-page-break/>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7">7.76</text:span>», сменившись на «<text:span text:style-name="T27">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3"><text:soft-page-break/></text:p>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text:soft-page-break/></text:p>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text:soft-page-break/>–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7">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text:soft-page-break/>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8"><text:span text:style-name="T6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7">—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text:soft-page-break/>–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9">трид</text:span><text:span text:style-name="T1">цать лет, если его сменят через </text:span><text:span text:style-name="T6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0"/>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text:soft-page-break/>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4">Центурия <text:span text:style-name="T58">–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text:soft-page-break/>–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69">задней осью </text:span><text:span text:style-name="T1">на табуретку. Я прилаживал ей новое колесо взамен <text:s/>утраченного. </text:span><text:span text:style-name="T69">Ещ</text:span><text:span text:style-name="T1">ё</text:span><text:span text:style-name="T69"> </text:span><text:span text:style-name="T1">немного, и будет как новенькая! В дворцовом гараже среди кучи хлама таки нашлось лопнувшее колесо, которое </text:span><text:span text:style-name="T69">мне удалось</text:span><text:span text:style-name="T1"> отремонтировать — о</text:span><text:span text:style-name="T69">бучение у</text:span><text:span text:style-name="T1"> Норфа не </text:span><text:span text:style-name="T6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9">на </text:span><text:span text:style-name="T1">корпус</text:span><text:span text:style-name="T6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text:soft-page-break/>–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9">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soft-page-break/>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9">о всём мире остались только м</text:span>ы<text:span text:style-name="T6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text:soft-page-break/>–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text:soft-page-break/>–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4">Манипула <text:span text:style-name="T58">–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7">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text:soft-page-break/>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9">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text:soft-page-break/>Мы с Элементами <text:span text:style-name="T6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text:soft-page-break/>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9">конвульсивно</text:span> сокращаясь.</text:p>
      <text:p text:style-name="P53">Я принимаю вертикальное положение. Вокруг меня осыпавшиеся замшелые стены без крыши и… Дэш.</text:p>
      <text:p text:style-name="P53"><text:soft-page-break/>–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9">А ч</text:span>то случилось с кракеном?</text:p>
      <text:p text:style-name="P53">– Он провалился в <text:span text:style-name="T69">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text:soft-page-break/>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4">—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text:soft-page-break/>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0">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73" text:outline-level="3">Воскресенье</text:h>
      <text:p text:style-name="P48"/>
      <text:p text:style-name="P1">Невесомость, удар, чувство веса. Я открываю глаза.</text:p>
      <text:p text:style-name="P1">Крыша <text:span text:style-name="T31">высотки</text:span><text:span text:style-name="T30"> </text:span>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пере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8">Невозможно поверить, но два месяца</text:span><text:span text:style-name="T22"> </text:span><text:span text:style-name="T58">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5">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8">Бип-бип-бип!</text:p>
      <text:p text:style-name="P53"><text:soft-page-break/>–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text:soft-page-break/></text:p>
      <text:p text:style-name="P1"><text:span text:style-name="T1">Я выделил конфликтующие узлы на административной панели, </text:span><text:span text:style-name="T69">кликнул по ним правой кнопкой </text:span><text:span text:style-name="T1">мыши</text:span><text:span text:style-name="T69"> и </text:span><text:span text:style-name="T1">выбрал</text:span><text:span text:style-name="T69">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text:soft-page-break/>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73"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30">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oft-page-break/><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0">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1">***</text:p>
      <text:p text:style-name="P129"/>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30">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soft-page-break/>…</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text:soft-page-break/>–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text:soft-page-break/>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text:soft-page-break/>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4">—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text:soft-page-break/>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text:soft-page-break/>–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text:soft-page-break/></text:p>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8"/>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50">—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4">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7">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70" text:outline-level="2">2<text:span text:style-name="T1">9</text:span>. Отбытие</text:h>
      <text:p text:style-name="P115"/>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2">– Эй-Джей, Флатти, хватайте комп и на выход! Я с ним разберусь! Не теряйте вре..!</text:p>
      <text:p text:style-name="P132">– ТЫ ИДИО..!!!</text:p>
      <text:p text:style-name="P132">Дискорд <text:s/>заорал одновременно со мной, прикрываясь от меня руками, когда раздался оглушительный</text:p>
      <text:p text:style-name="P132">… </text:p>
      <text:p text:style-name="P134">БАХ!!!</text:p>
      <text:p text:style-name="P135">…</text:p>
      <text:p text:style-name="P13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text:soft-page-break/>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2"><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2">Я повернулся к выходу. Флаттершай проскочила у меня под локтём и кинулась к драконикусу.</text:p>
      <text:p text:style-name="P122"/>
      <text:p text:style-name="P122"><text:span text:style-name="T11">– Нет! Дискорд </text:span>— не убийца!!!</text:p>
      <text:p text:style-name="P122">С необычной для неё силой Флаттершай вытащила кляп изо рта драконикуса.</text:p>
      <text:p text:style-name="P122"><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7"/>
      <text:p text:style-name="P122">Или драконикус — гениальный актёр, или… ?</text:p>
      <text:p text:style-name="P122"/>
      <text:p text:style-name="P122">Я вернулся к драконикусу и уселся на стул напротив него.</text:p>
      <text:p text:style-name="P122"><text:span text:style-name="T11">– Р</text:span>ассказывай.</text:p>
      <text:p text:style-name="P122">Дискорд немного успокоился.</text:p>
      <text:p text:style-name="P122"><text:s/><text:span text:style-name="T11">– </text:span>Вообще-то, от тебя следовало бы избавиться, Проводник. Не знаю, что ты там разведал в Великом<text:span text:style-name="T30">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2"><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2">У драконикуса глаза полезли на лоб.</text:p>
      <text:p text:style-name="P122"><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2"/>
      <text:p text:style-name="P122">Я задумался. Драконикус, похоже, говорил искренне. Но кто тогда всё это время играл с нами, <text:span text:style-name="T30">словно кот с мышью</text:span>?</text:p>
      <text:p text:style-name="P122"><text:span text:style-name="T11">– </text:span>Анон! <text:span text:style-name="T11">– </text:span>крикнула Эпплджек из прихожей. <text:span text:style-name="T11">– </text:span>Я слышу шум за дверью!</text:p>
      <text:p text:style-name="P122">Практически одновременно раздался звонок.</text:p>
      <text:p text:style-name="P125">– ОТКРОЙТЕ, ПОЛИЦИЯ! Вам даётся полминуты, чтобы открыть дверь! Через тридцать секунд дверь будет выбита!</text:p>
      <text:p text:style-name="P125"/>
      <text:p text:style-name="P125"><text:soft-page-break/>Эпплджек ошалело выскочила из прихожей. Несколько мгновений я молча смотрел на неё. В голове свистел ветер и играла дудочка.</text:p>
      <text:p text:style-name="P125">– На крышу, живо!!! Через окно на кухне! – зашипел Дискорд.</text:p>
      <text:p text:style-name="P125">– Что? – ступил я.</text:p>
      <text:p text:style-name="P122"><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верёвки, пытаясь освободиться.</text:span></text:p>
      <text:p text:style-name="P125"/>
      <text:p text:style-name="P125">Эпплджек, с ноутбуком в одной руке и Флаттершай — во второй, кинулась на кухню.</text:p>
      <text:p text:style-name="P122">Дверь содрогнулась от мощного удара. Послышался стук падающей штукатурки. Я сломя голову бросился за девушками.</text:p>
      <text:p text:style-name="P122">– Развяжи меня, кретин!!! – гаркнул вдогонку Дискорд.</text:p>
      <text:p text:style-name="P12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text:p>
      <text:p text:style-name="P12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2">Верёвка в кухонном окне дёргалась под весом карабкающихся девушек. Я словил её и стал на подоконник.</text:p>
      <text:p text:style-name="P122"/>
      <text:p text:style-name="P122">Блё-о-о!</text:p>
      <text:p text:style-name="P122"/>
      <text:p text:style-name="P122">Кусок стекла соскользнул с подоконника и исчез, вертясь и сверкая, в <text:span text:style-name="T30">двадцативосьмиэтажной</text:span><text:span text:style-name="T25"> </text:span>бездне. Тело моментально покрылось гусиной кожей, ноги стали ватными, а ладони покрылись холодным потом.</text:p>
      <text:p text:style-name="P122">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9">А если не </text:span>выдержит<text:span text:style-name="T69"> </text:span>основа, к которой она привязана? Что-то мне в туалет захотелось… У меня нет боязни высоты, но это уже слишком!</text:p>
      <text:p text:style-name="P122"/>
      <text:p text:style-name="P122">Я задрал голову.</text:p>
      <text:p text:style-name="P122">О! Так уже легче! Надо мной всего лишь два этажа. Десять метров верёвки. Если не смотреть вниз, то…</text:p>
      <text:p text:style-name="P122"/>
      <text:p text:style-name="P124">«…<text:span text:style-name="T30">Будь храбр. Будь стоек. Будь силён. Что бы ни случилось, помни: Эквестрия с тобой. Эквестрия в тебе. Навсегда. И всегда…»</text:span></text:p>
      <text:p text:style-name="P126"/>
      <text:p text:style-name="P122">Я вытер ладони о штаны, ухватил канат и сделал шаг вперёд…</text:p>
      <text:p text:style-name="P122"/>
      <text:p text:style-name="P122">…</text:p>
      <text:p text:style-name="P122"/>
      <text:p text:style-name="P122">Святые яйца, Анон, ты действительно сделал ЭТО!</text:p>
      <text:p text:style-name="P122"><text:soft-page-break/></text:p>
      <text:p text:style-name="P122">…</text:p>
      <text:p text:style-name="P122"/>
      <text:p text:style-name="P12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Селестия милосердная!!!</text:p>
      <text:p text:style-name="P12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появилась над бортиком и свесила вниз руку. Эпплджек вытянулась и протянула ей ноутбук одной рукой.</text:p>
      <text:p text:style-name="P122">НЕТ! У них не получилось!</text:p>
      <text:p text:style-name="P122">У меня враз вспотели ладони. Держаться на верёвке стало чертовски трудно.</text:p>
      <text:p text:style-name="P12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2">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2">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2">К счастью, фермерша не разжала ног.</text:p>
      <text:p text:style-name="P12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2">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2"><text:soft-page-break/></text:p>
      <text:p text:style-name="P122">Бляблябляблябля!!! ДА НУ ЕГО НАХУЙ — ТАКОЙ АЛЬПИНИЗМ!!!</text:p>
      <text:p text:style-name="P122">БЛЯ!!!…</text:p>
      <text:p text:style-name="P122">Верёвка закончилась. Наконец-то у меня появилось время для паники. Я судорожно обнял Эпплджек, закрыл глаза и приготовился…</text:p>
      <text:p text:style-name="P122"/>
      <text:p text:style-name="P122">…</text:p>
      <text:p text:style-name="P122"/>
      <text:p text:style-name="P122">Захват поперёк груди и сильный рывок выдавили из меня остатки дыхания.</text:p>
      <text:p text:style-name="P122">– ОТПУСТИ КОБЫЛУ!!! – загрохотало мне в ухо.</text:p>
      <text:p text:style-name="P122">Я открыл глаза.</text:p>
      <text:p text:style-name="P122">Перед носом плавными рывками уходили вниз окна этажей. Порывы вихрей от взмахов <text:span text:style-name="T30">разномастных</text:span> крыльев трепали волосы и выдували слёзы из глаз. Тупая боль гнездилась в сожжённых верёвкой суставах.</text:p>
      <text:p text:style-name="P122">Я чуть поднял глаза и уставился в кривую морду драконикус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2"/>
      <text:p text:style-name="P122">…</text:p>
      <text:p text:style-name="P122"/>
      <text:p text:style-name="P122">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2">– Эмм… Флатти, дорогая, нам пора. Я слышу шаги на лестнице. Не говоря уже о том, что до закрытия коридора осталось семь минут…</text:p>
      <text:p text:style-name="P122"/>
      <text:p text:style-name="P122">…</text:p>
      <text:p text:style-name="P122"/>
      <text:p text:style-name="P122">На длинной шее драконикуса разместились Эпплджек и Флаттершай. Я, для сохранения баланса, разместился ближе к хвосту.</text:p>
      <text:p text:style-name="P122">Дискорд расправил крылья и начал короткую пробежку к краю.</text:p>
      <text:p text:style-name="P122"><text:span text:style-name="T11">– Д</text:span>искорд Эйрлайнс приветствует на борту! Температура воздуха пять градусов! Высота<text:span text:style-name="T30"> сто пять</text:span><text:span text:style-name="T25"> </text:span>метров. Ожидаемая продолжительность полёта — четыре минуты!..</text:p>
      <text:p text:style-name="P122"/>
      <text:p text:style-name="P122">…ограда края крыши промелькнула под нами…</text:p>
      <text:p text:style-name="P127"/>
      <text:p text:style-name="P122"><text:span text:style-name="T11">– …</text:span>собственно, держаться в воздухе дольше у меня не хватит магии.</text:p>
      <text:p text:style-name="P122"><text:soft-page-break/></text:p>
      <text:p text:style-name="P122">Мы летели навстречу закату.</text:p>
      <text:p text:style-name="P122"/>
      <text:p text:style-name="P122">…</text:p>
      <text:p text:style-name="P122"/>
      <text:p text:style-name="P122">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2"><text:span text:style-name="T11">– </text:span>Ю-ху-у-у!!!</text:p>
      <text:p text:style-name="P122">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2">Перед нами увеличивалась громада моей высотки.</text:p>
      <text:p text:style-name="P12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2">– Пристегните ремни! – проревел Дискорд, резко ускоряясь. – Будет весело!!!</text:p>
      <text:p text:style-name="P122">Эпплджек покрепче прижала к себе ноутбук. Флаттершай прижалась к шее Дискорда, отвернулась и закрыла глаза.</text:p>
      <text:p text:style-name="P122">– ВНИМАНИЕ!!! – заорал Дискорд, сложил крылья и влетел в коридор.</text:p>
      <text:p text:style-name="P122"/>
      <text:p text:style-name="P123">***</text:p>
      <text:p text:style-name="P122"/>
      <text:p text:style-name="P122">Бля!!!</text:p>
      <text:h text:style-name="Heading_20_2" text:outline-level="2"/>
      <text:h text:style-name="Heading_20_2" text:outline-level="2"><text:span text:style-name="T1">30</text:span>. Разговор за столиком в <text:span text:style-name="T1">ночи</text:span></text:h>
      <text:p text:style-name="P136"/>
      <text:p text:style-name="P138">Мы почти успели.</text:p>
      <text:p text:style-name="P13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3"><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3">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0">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3"/>
      <text:p text:style-name="P133">ХА-ХА-ХА!</text:p>
      <text:p text:style-name="P133"/>
      <text:p text:style-name="P133">Прямо как сейчас. Как говорится, найди десять отличий.</text:p>
      <text:p text:style-name="P133">Вот только… Только Дэш была бы жива…</text:p>
      <text:p text:style-name="P137">Я тяжело вздохнул.</text:p>
      <text:p text:style-name="P137"/>
      <text:p text:style-name="P137">…</text:p>
      <text:p text:style-name="P137"/>
      <text:p text:style-name="P137"><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5">–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text:soft-page-break/>– Вполне. – <text:span text:style-name="T1">кивнул я.</text:span></text:p>
      <text:p text:style-name="P35">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5">.</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1"><text:span text:style-name="T11">– </text:span><text:span text:style-name="T80">Я ПОНЯЛ, КТО ТЫ!!! КАК </text:span><text:span text:style-name="T81">ЖЕ </text:span><text:span text:style-name="T8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text:soft-page-break/>Я глубоко вздохнул, как перед прыжком в воду.</text:p>
      <text:p text:style-name="P51"/>
      <text:p text:style-name="P51"><text:span text:style-name="T11">– </text:span><text:span text:style-name="T24">Нет никакого мира-вампира. Мир людей не виноват. </text:span><text:span text:style-name="T17">Эквестрия загибается потому, что она </text:span><text:span text:style-name="T24">—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9">–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5">–</text:span><text:span text:style-name="T49"> Анакорн подавил короткий смешок. </text:span><text:span text:style-name="T45">–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9">– </text:span><text:span text:style-name="T3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9"> планеты дрожала и покрывалась рябью, как некачественная картинка в аналоговом телевизоре.</text:span></text:p>
      <text:p text:style-name="P104"/>
      <text:p text:style-name="P102"><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30">.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9">– К сожалению, не </text:span><text:span text:style-name="T54">получится</text:span><text:span text:style-name="T49">.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9"><text:note text:id="ftn20" text:note-class="footnote"><text:note-citation>20</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49">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53">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9">—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9">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9">–</text:span><text:span text:style-name="T30"> На самом деле помочь мне достаточно легко. Видишь ли, залатать дыры конструкции Эквуса можно «наложив» на них правдоподобное </text:span><text:span text:style-name="T49">— иначе говоря, жизнеспособное —</text:span><text:span text:style-name="T30"> объяснение и направив на это объяснение подпитывающую энергию адептов. В мире людей даже есть шуточная награда, учреждённая </text:span><text:span text:style-name="T40">Marvel Comics </text:span><text:span text:style-name="T30">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0">Marvel</text:span><text:span text:style-name="T30">.</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30">– Ты уже устранил крупнейший дефект Эквестрии </text:span><text:span text:style-name="T49">—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9">—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9">–</text:span><text:span text:style-name="T30"> А кьютимарки? Как, разрази меня квазар, объяснить кьютимарки? </text:span><text:span text:style-name="T49">–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text:soft-page-break/>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8">,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3">—</text:span><text:span text:style-name="T58"> точнее, дерево схожих миров Эквуса </text:span><text:span text:style-name="T63">—</text:span><text:span text:style-name="T58"> создали брони. Разумеется, стержнем им послужил именно сериал, но каждый фанфик </text:span><text:span text:style-name="T63">—</text:span><text:span text:style-name="T58">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8">– Наконец-то я вижу свет в конце тоннеля! Как это не пришло мне в голову! Ты всё отлично увязал! Всё сходится! Более того </text:span><text:span text:style-name="T63">—</text:span><text:span text:style-name="T58"> Анакорн заговорщически подмигнул мне </text:span><text:span text:style-name="T63">—</text:span><text:span text:style-name="T58">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oft-page-break/><text:span text:style-name="T58">Объединённом Континууме Эквуса! Твой фанфик будет последним настоящим фанфиком в этом смысле </text:span><text:span text:style-name="T63">— и первой реальной историей в Объединённом Континууме Эквуса</text:span><text:span text:style-name="T58">!</text:span></text:p>
      <text:p text:style-name="P108"/>
      <text:p text:style-name="P108">Я подозрительно посмотрел на Анакорна.</text:p>
      <text:p text:style-name="P108"/>
      <text:p text:style-name="P107"><text:span text:style-name="T21">– </text:span><text:span text:style-name="T58">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21">– </text:span><text:span text:style-name="T58">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63">—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3">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text:soft-page-break/></text:p>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Каково это <text:span text:style-name="T27">— </text:span><text:span text:style-name="T65">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soft-page-break/>~~~</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text:soft-page-break/>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4">–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text:span text:style-name="T95">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oft-page-break/><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0">Звон будильника чуть не проломил башку. Я открыл глаза. </text:p>
      <text:p text:style-name="P120"/>
      <text:p text:style-name="P121"><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
      <text:p text:style-name="P120"><text:span text:style-name="T1">Я нашарил ногами тапки и пошёл в ванную. Проходя мимо стола, зацепился взглядом за</text:span> эскиз <text:span text:style-name="T1">рисунка</text:span>.</text:p>
      <text:p text:style-name="P120"/>
      <text:p text:style-name="P12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
      <text:p text:style-name="P116">Для того, чтобы выдавить остатки пасты на щётку, пришлось затратить серьёзные усилия.</text:p>
      <text:p text:style-name="P116"/>
      <text:p text:style-name="P117">Ага, и купить туалетной бумаги. Иначе уже вечером придётся использовать рекламки, что кидают в почтовый ящик. А они, блин, глянцевые!</text:p>
      <text:p text:style-name="P117"/>
      <text:p text:style-name="P119">Мысли вернулись к фантазии.</text:p>
      <text:p text:style-name="P119"/>
      <text:p text:style-name="P117">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7"/>
      <text:p text:style-name="P116">Попытка притронуться щёткой к зубу вызвала ноющую боль. </text:p>
      <text:p text:style-name="P116"/>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8"/>
      <text:p text:style-name="P116">Доставая из стола ключи от машины, опять наткнулся взглядом на эскиз.</text:p>
      <text:p text:style-name="P116"/>
      <text:p text:style-name="P118"><text:soft-page-break/>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8">А вот, кстати… А почему бы и нет? Хорошее ведь название? И интригующее — сразу сесть за клавиатуру захотелось.</text:p>
      <text:p text:style-name="P118"/>
      <text:p text:style-name="P118">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9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1-23T19:16:48.500495771</dc:date>
    <meta:editing-duration>P153DT16H33M8S</meta:editing-duration>
    <meta:editing-cycles>9771</meta:editing-cycles>
    <meta:generator>LibreOffice/5.1.6.2$Linux_X86_64 LibreOffice_project/10m0$Build-2</meta:generator>
    <meta:printed-by>макс </meta:printed-by>
    <meta:print-date>2017-08-23T21:51:29.95</meta:print-date>
    <meta:document-statistic meta:table-count="0" meta:image-count="0" meta:object-count="0" meta:page-count="251" meta:paragraph-count="4887" meta:word-count="103279" meta:character-count="684465" meta:non-whitespace-character-count="581495"/>
  </office:meta>
</office:document-meta>
</file>